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96de" officeooo:paragraph-rsid="000c96d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96de" officeooo:paragraph-rsid="000c96de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dad71" officeooo:paragraph-rsid="000dad71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0c96de" officeooo:paragraph-rsid="000c96d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dad71" officeooo:paragraph-rsid="000dad7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0e459e" officeooo:paragraph-rsid="000e459e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e459e" officeooo:paragraph-rsid="00120494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96de" officeooo:paragraph-rsid="000c96de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41989" officeooo:paragraph-rsid="00141989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ória</text:p>
      <text:p text:style-name="P4"/>
      <text:p text:style-name="P4">Prefácio:</text:p>
      <text:p text:style-name="P4"/>
      <text:p text:style-name="P2">Tudo começou no mono-motor com Jhon dentro indo em busca de um tesouro perdido na pirâmide abandonada. Jhon estava vendo um bilhete deixado do seu pai deixando pistas sobre a pirâmide e seu grande tesouros na carta mostra a localização do tesouro perdido e então ele se dirigia até lá.</text:p>
      <text:p text:style-name="P2">Jhon desce na ilha e se dirige até a pirâmide, se espanta com o tamanho dela, e ele começa a ter recordações de seu pai lhe explicando tudo sobre o tesouro e segue em frente.</text:p>
      <text:p text:style-name="P2"/>
      <text:p text:style-name="P9">Bugs para resolver:</text:p>
      <text:p text:style-name="P9"><text:tab/>“4” na hud,</text:p>
      <text:p text:style-name="P9"><text:tab/></text:p>
      <text:p text:style-name="P2"/>
      <text:p text:style-name="P4">Capítulo I </text:p>
      <text:p text:style-name="P3">A princípio ele estava tudo bem mas Jhon fica preso na pirâmide, porém fica calmo pois se lembra do bilhete de seu pai que isso iria acontecer.</text:p>
      <text:p text:style-name="P3">Para ir para outro bloco da pirâmide ele precisar achar 3 pergaminhos para revelar a chave e ir para o outro bloco da pirâmide.</text:p>
      <text:p text:style-name="P3">Ele se admira a quantidade de armadilhas que tem na pirâmide mas não se amedronta e segue o caminho.</text:p>
      <text:p text:style-name="P5"/>
      <text:p text:style-name="P5">Capítulo II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9T15:20:08.462000000</meta:creation-date>
    <dc:date>2019-12-30T00:54:23.863000000</dc:date>
    <meta:editing-duration>PT1H1M59S</meta:editing-duration>
    <meta:editing-cycles>4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2" meta:word-count="167" meta:character-count="900" meta:non-whitespace-character-count="741"/>
  </office:meta>
</office:document-meta>
</file>